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3">
      <style:text-properties fo:font-weight="bold" style:font-weight-asian="bold" style:font-weight-complex="bold"/>
    </style:style>
    <style:style style:name="ce2" style:family="table-cell" style:parent-style-name="Default" style:data-style-name="N43">
      <style:text-properties style:text-underline-style="none"/>
    </style:style>
    <style:style style:name="ce3" style:family="table-cell" style:parent-style-name="Default" style:data-style-name="N84"/>
    <style:style style:name="ce4" style:family="table-cell" style:parent-style-name="Default" style:data-style-name="N4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2" svg:width="453.51pt" svg:height="255.09pt" svg:x="166.79pt" svg:y="39.57pt">
            <loext:p draw:notify-on-update-of-ranges="Sheet1.A4:Sheet1.A4 Sheet1.A5:Sheet1.A13 Sheet1.B4:Sheet1.B4 Sheet1.B5:Sheet1.B13" text:style-name="P1">2017-11-10</loext:p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4"/>
        <table:table-column table:style-name="co1" table:default-cell-style-name="Default"/>
        <table:table-row table:style-name="ro1">
          <table:table-cell table:style-name="ce1" office:value-type="string" calcext:value-type="string">
            <text:p>Response to 48g Protein (3 medium-large chicken legs)</text:p>
          </table:table-cell>
          <table:table-cell/>
        </table:table-row>
        <table:table-row table:style-name="ro1">
          <table:table-cell table:style-name="ce2" office:value-type="string" calcext:value-type="string">
            <text:p>90 minutes after CrossFit workout</text:p>
          </table:table-cell>
          <table:table-cell/>
        </table:table-row>
        <table:table-row table:style-name="ro1">
          <table:table-cell table:style-name="ce3" office:value-type="date" office:date-value="2017-11-11" calcext:value-type="date">
            <text:p>2017-11-11</text:p>
          </table:table-cell>
          <table:table-cell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Blood Sugar</text:p>
          </table:table-cell>
        </table:table-row>
        <table:table-row table:style-name="ro1">
          <table:table-cell office:value-type="time" office:time-value="PT10H12M00S" calcext:value-type="time">
            <text:p>10:12:00 AM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time" office:time-value="PT10H43M00S" calcext:value-type="time">
            <text:p>10:43:00 AM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time" office:time-value="PT11H13M00S" calcext:value-type="time">
            <text:p>11:13:00 AM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time" office:time-value="PT11H44M00S" calcext:value-type="time">
            <text:p>11:44:00 AM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time" office:time-value="PT12H14M00S" calcext:value-type="time">
            <text:p>12:14:00 PM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time" office:time-value="PT12H44M00S" calcext:value-type="time">
            <text:p>12:44:00 PM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time" office:time-value="PT13H18M00S" calcext:value-type="time">
            <text:p>01:18:00 PM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time" office:time-value="PT13H46M00S" calcext:value-type="time">
            <text:p>01:46:00 PM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time" office:time-value="PT14H42M00S" calcext:value-type="time">
            <text:p>02:42:00 PM</text:p>
          </table:table-cell>
          <table:table-cell office:value-type="float" office:value="70" calcext:value-type="float">
            <text:p>7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1T11:49:01.414000000</meta:creation-date>
    <dc:date>2017-11-12T08:12:57.320000000</dc:date>
    <meta:editing-duration>PT18H53M1S</meta:editing-duration>
    <meta:editing-cycles>4</meta:editing-cycles>
    <meta:generator>LibreOffice/5.3.3.2$Windows_X86_64 LibreOffice_project/3d9a8b4b4e538a85e0782bd6c2d430bafe583448</meta:generator>
    <meta:document-statistic meta:table-count="1" meta:cell-count="2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4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777cm" svg:y="4.227cm" style:legend-expansion="high" chart:style-name="ch2"/>
        <chart:plot-area chart:style-name="ch3" table:cell-range-address="Sheet1.A4:Sheet1.B13" chart:data-source-has-labels="row" svg:x="0.32cm" svg:y="0.18cm" svg:width="12.137cm" svg:height="8.64cm">
          <chartooo:coordinate-region svg:x="1.286cm" svg:y="0.353cm" svg:width="10.191cm" svg:height="7.87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5:Sheet1.B13" chart:label-cell-address="Sheet1.B4:Sheet1.B4" chart:class="chart:scatter">
            <chart:domain table:cell-range-address="Sheet1.A5:Sheet1.A13"/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lood Sugar</text:p>
                <draw:g>
                  <svg:desc>Sheet1.B4:Sheet1.B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25">
                <text:p>0.425</text:p>
                <draw:g>
                  <svg:desc>Sheet1.A5:Sheet1.A13</svg:desc>
                </draw:g>
              </table:table-cell>
              <table:table-cell office:value-type="float" office:value="72">
                <text:p>72</text:p>
                <draw:g>
                  <svg:desc>Sheet1.B5:Sheet1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46527777777778">
                <text:p>0.44652777777777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67361111111111">
                <text:p>0.46736111111111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88888888888889">
                <text:p>0.48888888888888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09722222222222">
                <text:p>0.50972222222222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30555555555556">
                <text:p>0.53055555555555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54166666666667">
                <text:p>0.55416666666666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73611111111111">
                <text:p>0.57361111111111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125">
                <text:p>0.6125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Windows_X86_64 LibreOffice_project/3d9a8b4b4e538a85e0782bd6c2d430bafe58344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